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4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2b2b2" style:cell-protect="protected" style:print-content="true" style:text-align-source="fix" style:repeat-content="false" fo:wrap-option="wrap" fo:border="0.06pt solid #dddddd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#b2b2b2" style:cell-protect="protected" style:print-content="true" style:text-align-source="fix" style:repeat-content="false" fo:wrap-option="wrap" fo:border="0.06pt solid #dddddd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7">
      <style:table-cell-properties style:cell-protect="none" style:print-content="true"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fo:background-color="#b2b2b2" style:cell-protect="protected" style:print-content="true" style:text-align-source="fix" style:repeat-content="false" fo:wrap-option="wrap" fo:border="0.06pt solid #dddddd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start" fo:margin-left="0cm"/>
    </style:style>
    <style:style style:name="ce11" style:family="table-cell" style:parent-style-name="Default">
      <style:table-cell-properties style:cell-protect="none" style:print-content="true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 table:protected="true">
        <loext:table-protection loext:select-unprotected-cells="true" loext:insert-rows="true" loext:delete-rows="true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2" table:default-cell-style-name="ce5"/>
        <table:table-column table:style-name="co1" table:number-columns-repeated="1020" table:default-cell-style-name="ce11"/>
        <table:table-row table:style-name="ro1">
          <table:table-cell table:style-name="ce1" office:value-type="string" calcext:value-type="string">
            <text:p>numero</text:p>
          </table:table-cell>
          <table:table-cell table:style-name="ce8" office:value-type="string" calcext:value-type="string">
            <text:p>data</text:p>
          </table:table-cell>
          <table:table-cell table:style-name="ce1" office:value-type="string" calcext:value-type="string">
            <text:p>tipo</text:p>
          </table:table-cell>
          <table:table-cell table:style-name="ce4" office:value-type="string" calcext:value-type="string">
            <text:p>descricao</text:p>
          </table:table-cell>
          <table:table-cell table:number-columns-repeated="1020"/>
        </table:table-row>
        <table:table-row table:style-name="ro1">
          <table:table-cell office:value-type="float" office:value="71020031" calcext:value-type="float">
            <text:p>71020031</text:p>
          </table:table-cell>
          <table:table-cell office:value-type="date" office:date-value="2021-03-12" calcext:value-type="date">
            <text:p>12/03/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ORRACHA INFERIOR DA JANELA LH DANIFICADA DE 2P</text:p>
          </table:table-cell>
          <table:table-cell table:number-columns-repeated="1020"/>
        </table:table-row>
        <table:table-row table:style-name="ro1">
          <table:table-cell office:value-type="float" office:value="71020157" calcext:value-type="float">
            <text:p>71020157</text:p>
          </table:table-cell>
          <table:table-cell office:value-type="date" office:date-value="2021-05-11" calcext:value-type="date">
            <text:p>11/05/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ANK DO ICE DET DETERIORADO PN- 332A92251600.</text:p>
          </table:table-cell>
          <table:table-cell table:number-columns-repeated="1020"/>
        </table:table-row>
        <table:table-row table:style-name="ro1">
          <table:table-cell office:value-type="float" office:value="71020392" calcext:value-type="float">
            <text:p>71020392</text:p>
          </table:table-cell>
          <table:table-cell office:value-type="date" office:date-value="2021-11-09" calcext:value-type="date">
            <text:p>09/11/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TAM DOIS PARAFUSOS NO SPONSON LH PRÓXIMO AO FLUTUADOR.</text:p>
          </table:table-cell>
          <table:table-cell table:number-columns-repeated="1020"/>
        </table:table-row>
        <table:table-row table:style-name="ro1">
          <table:table-cell office:value-type="float" office:value="71020059" calcext:value-type="float">
            <text:p>71020059</text:p>
          </table:table-cell>
          <table:table-cell office:value-type="date" office:date-value="2022-03-03" calcext:value-type="date">
            <text:p>03/03/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UMPRIR TESTE MICROBIOLÓGICO DO COMBUSTÍVEL DA AERONAVE CONFORME ANEXO.</text:p>
          </table:table-cell>
          <table:table-cell table:number-columns-repeated="1020"/>
        </table:table-row>
        <table:table-row table:style-name="ro1">
          <table:table-cell office:value-type="float" office:value="71020078" calcext:value-type="float">
            <text:p>71020078</text:p>
          </table:table-cell>
          <table:table-cell office:value-type="date" office:date-value="2022-03-30" calcext:value-type="date">
            <text:p>30/03/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RANSPARÊNCIA AO LADO DA JANELA LH TRINCADA.</text:p>
          </table:table-cell>
          <table:table-cell table:number-columns-repeated="1020"/>
        </table:table-row>
        <table:table-row table:style-name="ro1">
          <table:table-cell office:value-type="float" office:value="71020239" calcext:value-type="float">
            <text:p>71020239</text:p>
          </table:table-cell>
          <table:table-cell office:value-type="date" office:date-value="2022-08-16" calcext:value-type="date">
            <text:p>16/08/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ORRACHA DE VEDAÇÃO DAS CAPUCHANAS DOS MOTORES #1 E #2 AVARIADOS.</text:p>
          </table:table-cell>
          <table:table-cell table:number-columns-repeated="1020"/>
        </table:table-row>
        <table:table-row table:style-name="ro1">
          <table:table-cell office:value-type="float" office:value="71020012" calcext:value-type="float">
            <text:p>71020012</text:p>
          </table:table-cell>
          <table:table-cell office:value-type="date" office:date-value="2023-07-18" calcext:value-type="date">
            <text:p>18/07/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UMPRIR DIRETIVA TÉCNICA - SB EC725 34-020 R0 - NAVIGATION - PATCH-BOARD - REPLACEMENT OF THE FOOL-PROOFING PINS ON THE PATCH-BOARDS. REF. SB EC725 34-020 R0</text:p>
          </table:table-cell>
          <table:table-cell table:number-columns-repeated="1020"/>
        </table:table-row>
        <table:table-row table:style-name="ro1">
          <table:table-cell office:value-type="float" office:value="71020020" calcext:value-type="float">
            <text:p>71020020</text:p>
          </table:table-cell>
          <table:table-cell office:value-type="date" office:date-value="2024-03-12" calcext:value-type="date">
            <text:p>12/03/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UBSTITUIR GRADE DE PROTEÇÃO DO OVERHEAD PAINEL. MOTIVO: GRADE QUEBRADA. REF.: IPC 31.</text:p>
          </table:table-cell>
          <table:table-cell table:number-columns-repeated="1020"/>
        </table:table-row>
        <table:table-row table:style-name="ro1">
          <table:table-cell office:value-type="float" office:value="71020160" calcext:value-type="float">
            <text:p>71020160</text:p>
          </table:table-cell>
          <table:table-cell office:value-type="date" office:date-value="2024-05-20" calcext:value-type="date">
            <text:p>20/05/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OTOR DE CAUDA- PÁS DO ROTOR DE CAUDA- MELHORIA DA INTERFACE MECÂNICA ENTRE AS PÁS DO ROTOR DE CAUDA E OS MANCAIS ESFÉRICOS. CORRESPONDE À MOD 0766313.</text:p>
          </table:table-cell>
          <table:table-cell table:number-columns-repeated="1020"/>
        </table:table-row>
        <table:table-row table:style-name="ro1">
          <table:table-cell office:value-type="float" office:value="71020174" calcext:value-type="float">
            <text:p>71020174</text:p>
          </table:table-cell>
          <table:table-cell office:value-type="date" office:date-value="2024-05-29" calcext:value-type="date">
            <text:p>29/05/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UBSTITUIR CONECTOR 1DT1A. MOTIVO: DURANTE INSTALAÇÃO DO CRONÔMETRO DE 2P, CONSTATADO QUE O CONECTOR 1DT1A ENCONTRA-SE PARCIALMENTE DANIFICADO. REFERÊNCIA: MMA 31-60-00-723.</text:p>
          </table:table-cell>
          <table:table-cell table:number-columns-repeated="1020"/>
        </table:table-row>
        <table:table-row table:style-name="ro1">
          <table:table-cell office:value-type="float" office:value="71020189" calcext:value-type="float">
            <text:p>71020189</text:p>
          </table:table-cell>
          <table:table-cell office:value-type="date" office:date-value="2024-07-01" calcext:value-type="date">
            <text:p>01/07/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STALAR TPU NA ANV 7102 LADO LH DO SPONSON; <text:s/>MOTIVO: PRONTIFICAR O USO DO AR-CONDICIONADO DEVIDO A TPU ESTAR QUEBRADA; <text:s/>REF.: MMA 34.12.00.061.</text:p>
          </table:table-cell>
          <table:table-cell table:number-columns-repeated="1020"/>
        </table:table-row>
        <table:table-row table:style-name="ro1">
          <table:table-cell office:value-type="float" office:value="71020205" calcext:value-type="float">
            <text:p>71020205</text:p>
          </table:table-cell>
          <table:table-cell office:value-type="date" office:date-value="2024-07-12" calcext:value-type="date">
            <text:p>12/07/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STALAR AS PLACAS DE IDENTIFICAÇÃO DOS CIRCUIT BREAKS NA CAIXA ELÉTRICA MASTER AC (ACEMB). OBS: CASO SEJA NECESSÁRIO ATUAR NOS BREAKS DA ACEMB, SEGUIR AS INDICAÇÕES CONFORME P PMV 7.2 ITEM 8. REF: MMA 24.20.00.061.</text:p>
          </table:table-cell>
          <table:table-cell table:number-columns-repeated="1020"/>
        </table:table-row>
        <table:table-row table:style-name="ro1">
          <table:table-cell office:value-type="float" office:value="71020278" calcext:value-type="float">
            <text:p>71020278</text:p>
          </table:table-cell>
          <table:table-cell office:value-type="date" office:date-value="2024-08-20" calcext:value-type="date">
            <text:p>20/08/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ROCAR A BRAÇADEIRA QUE SEGURA A CAPA TÉRMICA DO ACUMULADOR DO SISTEMA HIDRÁULICO RH. MOTIVO: BRAÇADEIRA QUEBRADA. REF: MMA 29.12.00.421</text:p>
          </table:table-cell>
          <table:table-cell table:number-columns-repeated="1020"/>
        </table:table-row>
        <table:table-row table:style-name="ro1">
          <table:table-cell office:value-type="float" office:value="71020282" calcext:value-type="float">
            <text:p>71020282</text:p>
          </table:table-cell>
          <table:table-cell office:value-type="date" office:date-value="2024-08-22" calcext:value-type="date">
            <text:p>22/08/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IO TERRA DO TREM DE POUSO PRINCIPAL "RH" PARTIDO.</text:p>
          </table:table-cell>
          <table:table-cell table:number-columns-repeated="1020"/>
        </table:table-row>
        <table:table-row table:style-name="ro1">
          <table:table-cell office:value-type="float" office:value="71020328" calcext:value-type="float">
            <text:p>71020328</text:p>
          </table:table-cell>
          <table:table-cell office:value-type="date" office:date-value="2024-09-19" calcext:value-type="date">
            <text:p>19/09/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- AUSÊNCIA DE UM BUJÃO DO TANQUE TRANSVERSAL DE VANTE.</text:p>
          </table:table-cell>
          <table:table-cell table:number-columns-repeated="1020"/>
        </table:table-row>
        <table:table-row table:style-name="ro1">
          <table:table-cell office:value-type="float" office:value="71020416" calcext:value-type="float">
            <text:p>71020416</text:p>
          </table:table-cell>
          <table:table-cell office:value-type="date" office:date-value="2024-11-12" calcext:value-type="date">
            <text:p>12/11/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UMPRIR INSPEÇÃO DE 1 ANOS NOS EXTINTORES PORTÁTEIS SNs: 103986, 113919 CONFORME ANEXO.</text:p>
          </table:table-cell>
          <table:table-cell table:number-columns-repeated="1020"/>
        </table:table-row>
        <table:table-row table:style-name="ro1">
          <table:table-cell office:value-type="float" office:value="71020441" calcext:value-type="float">
            <text:p>71020441</text:p>
          </table:table-cell>
          <table:table-cell office:value-type="date" office:date-value="2024-11-28" calcext:value-type="date">
            <text:p>28/11/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STALAR SISTEMA INERCIAL PN: 332P682681.00 PROVENIENTE DO PPU. MOTIVO: REMOVIDO E ENVIADO PARA A AERONAVE 7108.</text:p>
          </table:table-cell>
          <table:table-cell table:number-columns-repeated="1020"/>
        </table:table-row>
        <table:table-row table:style-name="ro1">
          <table:table-cell office:value-type="float" office:value="71020444" calcext:value-type="float">
            <text:p>71020444</text:p>
          </table:table-cell>
          <table:table-cell office:value-type="date" office:date-value="2024-11-29" calcext:value-type="date">
            <text:p>29/11/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"COUER AC DEGIVRAGE" (MASTER AC) PN: 794GA01Y06 PROCEDENTE DO PPU. <text:s/>MOTIVO: EQUIPAMENTO FOI REMOVIDO PARA PRONTIFICAR A ANV N-4102.</text:p>
          </table:table-cell>
          <table:table-cell table:number-columns-repeated="1020"/>
        </table:table-row>
        <table:table-row table:style-name="ro1">
          <table:table-cell office:value-type="float" office:value="71020453" calcext:value-type="float">
            <text:p>71020453</text:p>
          </table:table-cell>
          <table:table-cell office:value-type="date" office:date-value="2024-12-04" calcext:value-type="date">
            <text:p>04/12/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STALAR RADALT PN: 9599-607-18503 PROVENIENTE DO PPU. MOTIVO: PRONTIFICAR AERONAVE. (RESTRITO A VOO NOTURNO / APROX. AUTOMÁTICA)</text:p>
          </table:table-cell>
          <table:table-cell table:number-columns-repeated="1020"/>
        </table:table-row>
        <table:table-row table:style-name="ro1">
          <table:table-cell office:value-type="float" office:value="71020455" calcext:value-type="float">
            <text:p>71020455</text:p>
          </table:table-cell>
          <table:table-cell office:value-type="date" office:date-value="2024-12-04" calcext:value-type="date">
            <text:p>04/12/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STALAR SENSOR IMERSÃO LOCALIZADO NO SPONSON RH PROVENIENTE DO PPU. MOTIVO: PRONTIFICAR AERONAVE.</text:p>
          </table:table-cell>
          <table:table-cell table:number-columns-repeated="1020"/>
        </table:table-row>
        <table:table-row table:style-name="ro1">
          <table:table-cell office:value-type="float" office:value="71020461" calcext:value-type="float">
            <text:p>71020461</text:p>
          </table:table-cell>
          <table:table-cell office:value-type="date" office:date-value="2024-12-04" calcext:value-type="date">
            <text:p>04/12/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RADALT P/N 9599-607-18503 #1 PROVENIENTE DO PPU. MOTIVO: PRONTIFICAR A AERONAVE.</text:p>
          </table:table-cell>
          <table:table-cell table:number-columns-repeated="1020"/>
        </table:table-row>
        <table:table-row table:style-name="ro1">
          <table:table-cell office:value-type="float" office:value="71020463" calcext:value-type="float">
            <text:p>71020463</text:p>
          </table:table-cell>
          <table:table-cell office:value-type="date" office:date-value="2024-12-04" calcext:value-type="date">
            <text:p>04/12/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EID PN: V9519353A00 PROVENIENTE DO PPU. MOTIVO: PRONTIFICAR A AERONAVE.</text:p>
          </table:table-cell>
          <table:table-cell table:number-columns-repeated="1020"/>
        </table:table-row>
        <table:table-row table:style-name="ro1">
          <table:table-cell office:value-type="float" office:value="71020485" calcext:value-type="float">
            <text:p>71020485</text:p>
          </table:table-cell>
          <table:table-cell office:value-type="date" office:date-value="2024-12-04" calcext:value-type="date">
            <text:p>04/12/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STALAR CAIXA DE JUNÇÃO DO HOIST HIDRÁULICO (UNIDADE DE RELÉS 158 ME) P/N 61268 PROVENIENTE DO PPU. MOTIVO: PRONTIFICAR A AERONAVE.</text:p>
          </table:table-cell>
          <table:table-cell table:number-columns-repeated="1020"/>
        </table:table-row>
        <table:table-row table:style-name="ro1">
          <table:table-cell office:value-type="float" office:value="71020493" calcext:value-type="float">
            <text:p>71020493</text:p>
          </table:table-cell>
          <table:table-cell office:value-type="date" office:date-value="2024-12-05" calcext:value-type="date">
            <text:p>05/12/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STALAR CABLAGEM DO PROJECTOR WHITE LIGHT PN: 332A643140 PROVENIENTE DO PPU. MOTIVO: PRONTIFICAR A AERONAVE.</text:p>
          </table:table-cell>
          <table:table-cell table:number-columns-repeated="1020"/>
        </table:table-row>
        <table:table-row table:style-name="ro1">
          <table:table-cell office:value-type="float" office:value="71020501" calcext:value-type="float">
            <text:p>71020501</text:p>
          </table:table-cell>
          <table:table-cell office:value-type="date" office:date-value="2024-12-05" calcext:value-type="date">
            <text:p>05/12/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CABLAGEM DO SENSOR DE PROXIMIDADE DA CAPUCHANA CORREDIÇA PN 332A60-1576-E406 PROVENIENTE DO PPU. MOTIVO: PRONTIFICAR A AERONAVE.</text:p>
          </table:table-cell>
          <table:table-cell table:number-columns-repeated="1020"/>
        </table:table-row>
        <table:table-row table:style-name="ro1">
          <table:table-cell office:value-type="float" office:value="71020511" calcext:value-type="float">
            <text:p>71020511</text:p>
          </table:table-cell>
          <table:table-cell office:value-type="date" office:date-value="2024-12-05" calcext:value-type="date">
            <text:p>05/12/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TPU DE VANTE RH PROVENIENTE DO PPU. MOTIVO: PRONTIFICAR A AERONAVE.</text:p>
          </table:table-cell>
          <table:table-cell table:number-columns-repeated="1020"/>
        </table:table-row>
        <table:table-row table:style-name="ro1">
          <table:table-cell office:value-type="float" office:value="71020515" calcext:value-type="float">
            <text:p>71020515</text:p>
          </table:table-cell>
          <table:table-cell office:value-type="date" office:date-value="2024-12-05" calcext:value-type="date">
            <text:p>05/12/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BATERIA DE EMERGÊNCIA PN: BTS14A PROVENIENTE DO PPU. MOTIVO: PRONTIFICAR A AERONAVE.</text:p>
          </table:table-cell>
          <table:table-cell table:number-columns-repeated="1020"/>
        </table:table-row>
        <table:table-row table:style-name="ro1">
          <table:table-cell office:value-type="float" office:value="71020525" calcext:value-type="float">
            <text:p>71020525</text:p>
          </table:table-cell>
          <table:table-cell office:value-type="date" office:date-value="2024-12-05" calcext:value-type="date">
            <text:p>05/12/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PCB PN FE514COMJ1 DA UNIDADE DE ILUMINAÇÃO 5LW PROVENIENTE DO PPU. MOTIVO: PRONTIFICAR ANV 7102. REF.: MMA 21-25-00-061.</text:p>
          </table:table-cell>
          <table:table-cell table:number-columns-repeated="1020"/>
        </table:table-row>
        <table:table-row table:style-name="ro1">
          <table:table-cell office:value-type="float" office:value="71020533" calcext:value-type="float">
            <text:p>71020533</text:p>
          </table:table-cell>
          <table:table-cell office:value-type="date" office:date-value="2024-12-09" calcext:value-type="date">
            <text:p>09/12/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TPU PN C16196AB (SONDA DE TEMPERATURA) PROVENIENTE DO PPU. MOTIVO: PRONTIFICAR A AERONAVE.</text:p>
          </table:table-cell>
          <table:table-cell table:number-columns-repeated="1020"/>
        </table:table-row>
        <table:table-row table:style-name="ro1">
          <table:table-cell office:value-type="float" office:value="71020539" calcext:value-type="float">
            <text:p>71020539</text:p>
          </table:table-cell>
          <table:table-cell office:value-type="date" office:date-value="2024-12-09" calcext:value-type="date">
            <text:p>09/12/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STALAR SWITCH DE CONTROLE DA LUZ DE FORMATURA P/N E0568G0A02P PROVENIENTE DO PPU. MOTIVO: PRONTIFICAR A AERONAVE.</text:p>
          </table:table-cell>
          <table:table-cell table:number-columns-repeated="1020"/>
        </table:table-row>
        <table:table-row table:style-name="ro1">
          <table:table-cell office:value-type="float" office:value="71020541" calcext:value-type="float">
            <text:p>71020541</text:p>
          </table:table-cell>
          <table:table-cell office:value-type="date" office:date-value="2024-12-09" calcext:value-type="date">
            <text:p>09/12/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STALAR LUZ DE FORMATURA DA CTT P/N 174197R7313 PROVENIENTE DO PPU. MOTIVO: PRONTIFICAR A AERONAVE. <text:s/>(RESTRIÇÃO: VOO DE FORMATURA)</text:p>
          </table:table-cell>
          <table:table-cell table:number-columns-repeated="1020"/>
        </table:table-row>
        <table:table-row table:style-name="ro1">
          <table:table-cell office:value-type="float" office:value="71020549" calcext:value-type="float">
            <text:p>71020549</text:p>
          </table:table-cell>
          <table:table-cell office:value-type="date" office:date-value="2024-12-09" calcext:value-type="date">
            <text:p>09/12/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STALAR TPU RH DO AR CONDICIONADO P/N C16196AB PROVENIENTE DO PPU. MOTIVO: PRONTIFICAR A AERONAVE.</text:p>
          </table:table-cell>
          <table:table-cell table:number-columns-repeated="1020"/>
        </table:table-row>
        <table:table-row table:style-name="ro1">
          <table:table-cell office:value-type="float" office:value="71020553" calcext:value-type="float">
            <text:p>71020553</text:p>
          </table:table-cell>
          <table:table-cell office:value-type="date" office:date-value="2024-12-09" calcext:value-type="date">
            <text:p>09/12/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STALAR CONTROLADOR AC PN 106350-2, DAS TOMADAS DE 115VAC PROVENIENTE DO PPU. MOTIVO: PRONTIFICAR A AERONAVE. (RESTRIÇÃO: UTILIZAÇÃO DA TOMADA 115V)</text:p>
          </table:table-cell>
          <table:table-cell table:number-columns-repeated="1020"/>
        </table:table-row>
        <table:table-row table:style-name="ro1">
          <table:table-cell office:value-type="float" office:value="71020571" calcext:value-type="float">
            <text:p>71020571</text:p>
          </table:table-cell>
          <table:table-cell office:value-type="date" office:date-value="2024-12-09" calcext:value-type="date">
            <text:p>09/12/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STALAR CABLAGEM DA BOMBA DE TRANSFERÊNCIA DO SPONSON PN: 332P601378E431, N° ELÉTRICO: 77QN2 PROVENIENTE DO PPU. MOTIVO: PRONTIFICAR A AERONAVE.</text:p>
          </table:table-cell>
          <table:table-cell table:number-columns-repeated="1020"/>
        </table:table-row>
        <table:table-row table:style-name="ro1">
          <table:table-cell office:value-type="float" office:value="71020003" calcext:value-type="float">
            <text:p>71020003</text:p>
          </table:table-cell>
          <table:table-cell office:value-type="date" office:date-value="2025-01-10" calcext:value-type="date">
            <text:p>10/01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NE: CABLAGEM DO MOTOR DO ACC RH AVARIADA</text:p>
          </table:table-cell>
          <table:table-cell table:number-columns-repeated="1020"/>
        </table:table-row>
        <table:table-row table:style-name="ro1">
          <table:table-cell office:value-type="float" office:value="71020005" calcext:value-type="float">
            <text:p>71020005</text:p>
          </table:table-cell>
          <table:table-cell office:value-type="date" office:date-value="2025-01-10" calcext:value-type="date">
            <text:p>10/01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<text:s/>CONJUNTO DO 6TH EIXO DE ACIONAMENTO DO ROTOR DE CAUDA REF: 65-11-00-063 <text:s/>MOTIVO:PRONTIFICAR AERONAVE 7102.</text:p>
          </table:table-cell>
          <table:table-cell table:number-columns-repeated="1020"/>
        </table:table-row>
        <table:table-row table:style-name="ro1">
          <table:table-cell office:value-type="float" office:value="71020007" calcext:value-type="float">
            <text:p>71020007</text:p>
          </table:table-cell>
          <table:table-cell office:value-type="date" office:date-value="2025-01-10" calcext:value-type="date">
            <text:p>10/01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CABEÇA DO ROTOR PRINCIPAL, MOTIVO PRONTIFICAR ANV 7102 REF: MMA 62-20-00-421</text:p>
          </table:table-cell>
          <table:table-cell table:number-columns-repeated="1020"/>
        </table:table-row>
        <table:table-row table:style-name="ro1">
          <table:table-cell office:value-type="float" office:value="71020012" calcext:value-type="float">
            <text:p>71020012</text:p>
          </table:table-cell>
          <table:table-cell office:value-type="date" office:date-value="2025-01-10" calcext:value-type="date">
            <text:p>10/01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EIXO BENDIX PN 332A54021701 NO MOTOR #2 SN 13159, MOTIVO PRONTIFICAR ANV 7102, REF: MMA 63-11-00-061</text:p>
          </table:table-cell>
          <table:table-cell table:number-columns-repeated="1020"/>
        </table:table-row>
        <table:table-row table:style-name="ro1">
          <table:table-cell office:value-type="float" office:value="71020013" calcext:value-type="float">
            <text:p>71020013</text:p>
          </table:table-cell>
          <table:table-cell office:value-type="date" office:date-value="2025-01-10" calcext:value-type="date">
            <text:p>10/01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EIXO BENDIX PN 332A54021701 NO MOTOR #1 SN 13171, MOTIVO PRONTIFICAR ANV 7102, REF: MMA 63-11-00-061</text:p>
          </table:table-cell>
          <table:table-cell table:number-columns-repeated="1020"/>
        </table:table-row>
        <table:table-row table:style-name="ro1">
          <table:table-cell office:value-type="float" office:value="71020021" calcext:value-type="float">
            <text:p>71020021</text:p>
          </table:table-cell>
          <table:table-cell office:value-type="date" office:date-value="2025-01-15" calcext:value-type="date">
            <text:p>15/01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DEBOOSTER PN 2416AC020101, MOTIVO PRONTIFICAR ANV 7102, REF MMA 36-00-00-061, IPC 30-81-01-01</text:p>
          </table:table-cell>
          <table:table-cell table:number-columns-repeated="1020"/>
        </table:table-row>
        <table:table-row table:style-name="ro1">
          <table:table-cell office:value-type="float" office:value="71020023" calcext:value-type="float">
            <text:p>71020023</text:p>
          </table:table-cell>
          <table:table-cell office:value-type="date" office:date-value="2025-01-15" calcext:value-type="date">
            <text:p>15/01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DEBOOSTER PN 2416AC020101, MOTIVO PRONTIFICAR ANV 7102, REF MMA 36-00-00-061, IPC 30-81-01-01</text:p>
          </table:table-cell>
          <table:table-cell table:number-columns-repeated="1020"/>
        </table:table-row>
        <table:table-row table:style-name="ro1">
          <table:table-cell office:value-type="float" office:value="71020025" calcext:value-type="float">
            <text:p>71020025</text:p>
          </table:table-cell>
          <table:table-cell office:value-type="date" office:date-value="2025-01-21" calcext:value-type="date">
            <text:p>21/01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PAINEL DE CONTROLE DE VOO PN: 416-00323-000 PROVENIENTE DO PPU. MOTIVO: DISPONIBILIZAR ANV. REFERÊNCIA: MMA 22-40-00-062.</text:p>
          </table:table-cell>
          <table:table-cell table:number-columns-repeated="1020"/>
        </table:table-row>
        <table:table-row table:style-name="ro1">
          <table:table-cell office:value-type="float" office:value="71020026" calcext:value-type="float">
            <text:p>71020026</text:p>
          </table:table-cell>
          <table:table-cell office:value-type="date" office:date-value="2025-01-21" calcext:value-type="date">
            <text:p>21/01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PARAFUSO, PN 22256BC030014L, DO VOLTÍMETRO AC NO PAINEL OVERHEAD.</text:p>
          </table:table-cell>
          <table:table-cell table:number-columns-repeated="1020"/>
        </table:table-row>
        <table:table-row table:style-name="ro1">
          <table:table-cell office:value-type="float" office:value="71020030" calcext:value-type="float">
            <text:p>71020030</text:p>
          </table:table-cell>
          <table:table-cell office:value-type="date" office:date-value="2025-01-21" calcext:value-type="date">
            <text:p>21/01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EID #2 PN V9519353A00 PROVENIENTE DO PPU. MOTIVO: PRONTIFICAR ANV. REFERÊNCIA: MMA 31-60-00-061.</text:p>
          </table:table-cell>
          <table:table-cell table:number-columns-repeated="1020"/>
        </table:table-row>
        <table:table-row table:style-name="ro1">
          <table:table-cell office:value-type="float" office:value="71020032" calcext:value-type="float">
            <text:p>71020032</text:p>
          </table:table-cell>
          <table:table-cell office:value-type="date" office:date-value="2025-01-21" calcext:value-type="date">
            <text:p>21/01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TRANSCEPTOR DO RÁDIO HF PN 822-1069-002 PROVENIENTE DO PPU. MOTIVO: PRONTIFICAR ANV. REFERÊNCIA: MMA 23-11-12-061.</text:p>
          </table:table-cell>
          <table:table-cell table:number-columns-repeated="1020"/>
        </table:table-row>
        <table:table-row table:style-name="ro1">
          <table:table-cell office:value-type="float" office:value="71020034" calcext:value-type="float">
            <text:p>71020034</text:p>
          </table:table-cell>
          <table:table-cell office:value-type="date" office:date-value="2025-01-21" calcext:value-type="date">
            <text:p>21/01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A UNIDADE DO ALARME DE PRESSÃO DA MGB PN: SE19226. MOTIVO: PRONTIFICAR A AERONAVE. REFERÊNCIA MMA 31-00-00-611.</text:p>
          </table:table-cell>
          <table:table-cell table:number-columns-repeated="1020"/>
        </table:table-row>
        <table:table-row table:style-name="ro1">
          <table:table-cell office:value-type="float" office:value="71020036" calcext:value-type="float">
            <text:p>71020036</text:p>
          </table:table-cell>
          <table:table-cell office:value-type="date" office:date-value="2025-01-22" calcext:value-type="date">
            <text:p>22/01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MGB PN 332A32-5400-00M, REF MMA 63-20-00-021b, MOTIVO ITEM REMOVIDO PARA CUMPRIR INSPEÇÃO A/T</text:p>
          </table:table-cell>
          <table:table-cell table:number-columns-repeated="1020"/>
        </table:table-row>
        <table:table-row table:style-name="ro1">
          <table:table-cell office:value-type="float" office:value="71020050" calcext:value-type="float">
            <text:p>71020050</text:p>
          </table:table-cell>
          <table:table-cell office:value-type="date" office:date-value="2025-01-30" calcext:value-type="date">
            <text:p>30/01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BOMBAS DE TRANSFERÊNCIA #1 E #2 PN 228487. <text:s/>MOTIVO: PRONTIFICAR ANV 7102. <text:s/>REFERÊNCIA: MMA 28-17-03-062.</text:p>
          </table:table-cell>
          <table:table-cell table:number-columns-repeated="1020"/>
        </table:table-row>
        <table:table-row table:style-name="ro1">
          <table:table-cell office:value-type="float" office:value="71020056" calcext:value-type="float">
            <text:p>71020056</text:p>
          </table:table-cell>
          <table:table-cell office:value-type="date" office:date-value="2025-02-06" calcext:value-type="date">
            <text:p>06/02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RODA DO TREM DE POUSO PRINCIPAL RH PROCEDENTE DO PPU. MOTIVO: ITEM REMOVIDO PARA PRONTIFICAR ANV 4102. REFERÊNCIA: MMA 32.41.00.421.</text:p>
          </table:table-cell>
          <table:table-cell table:number-columns-repeated="1020"/>
        </table:table-row>
        <table:table-row table:style-name="ro1">
          <table:table-cell office:value-type="float" office:value="71020058" calcext:value-type="float">
            <text:p>71020058</text:p>
          </table:table-cell>
          <table:table-cell office:value-type="date" office:date-value="2025-02-06" calcext:value-type="date">
            <text:p>06/02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RODA DO TREM DE POUSO PRINCIPAL RH PROCEDENTE DO PPU. MOTIVO: ITEM REMOVIDO PARA PRONTIFICAR ANV 4102. REFERÊNCIA: MMA 32.41.00.421.</text:p>
          </table:table-cell>
          <table:table-cell table:number-columns-repeated="1020"/>
        </table:table-row>
        <table:table-row table:style-name="ro1">
          <table:table-cell office:value-type="float" office:value="71020067" calcext:value-type="float">
            <text:p>71020067</text:p>
          </table:table-cell>
          <table:table-cell office:value-type="date" office:date-value="2025-02-17" calcext:value-type="date">
            <text:p>17/02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EALIZAR INSTALAÇÃO DO APM #1, PN 416-00297-317, PROVENIENTE DO PPU, FIM PRONTIFICAR ANV 7102. REF: MMA 22-00-00-062</text:p>
          </table:table-cell>
          <table:table-cell table:number-columns-repeated="1020"/>
        </table:table-row>
        <table:table-row table:style-name="ro1">
          <table:table-cell office:value-type="float" office:value="71020069" calcext:value-type="float">
            <text:p>71020069</text:p>
          </table:table-cell>
          <table:table-cell office:value-type="date" office:date-value="2025-02-18" calcext:value-type="date">
            <text:p>18/02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BLEED VALVE PN:130C8-1 do tanque do sponson RH. Motivo: disp anv 7102. Referência: 28-14-01-421</text:p>
          </table:table-cell>
          <table:table-cell table:number-columns-repeated="1020"/>
        </table:table-row>
        <table:table-row table:style-name="ro1">
          <table:table-cell office:value-type="float" office:value="71020071" calcext:value-type="float">
            <text:p>71020071</text:p>
          </table:table-cell>
          <table:table-cell office:value-type="date" office:date-value="2025-02-19" calcext:value-type="date">
            <text:p>19/02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FAN DO FILTRO DE AR DA APU PN QB15968 PROCEDENTE DO PPU. MOTIVO: PRONTIFICAR ANV 7102. REFERÊNCIA: MMA CUSTO 49-21-02-061.</text:p>
          </table:table-cell>
          <table:table-cell table:number-columns-repeated="1020"/>
        </table:table-row>
        <table:table-row table:style-name="ro1">
          <table:table-cell office:value-type="float" office:value="71020073" calcext:value-type="float">
            <text:p>71020073</text:p>
          </table:table-cell>
          <table:table-cell office:value-type="date" office:date-value="2025-02-26" calcext:value-type="date">
            <text:p>26/02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VOLTÍMETRO AC PN: 2562-639-00-10. MOTIVO: PRONTIFICAR ANV. REFERÊNCIA: MMA 31-00-00-611</text:p>
          </table:table-cell>
          <table:table-cell table:number-columns-repeated="1020"/>
        </table:table-row>
        <table:table-row table:style-name="ro1">
          <table:table-cell office:value-type="float" office:value="71020075" calcext:value-type="float">
            <text:p>71020075</text:p>
          </table:table-cell>
          <table:table-cell office:value-type="date" office:date-value="2025-02-27" calcext:value-type="date">
            <text:p>27/02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EALIZAR INSTALAÇÃO DA LUZ DE POSIÇÃO DE PN 649-08-11, PROVENIENTE DO PPU, FIM PRONTIFICAR ANV. REF MMA 33-42-03-061</text:p>
          </table:table-cell>
          <table:table-cell table:number-columns-repeated="1020"/>
        </table:table-row>
        <table:table-row table:style-name="ro1">
          <table:table-cell office:value-type="float" office:value="71020076" calcext:value-type="float">
            <text:p>71020076</text:p>
          </table:table-cell>
          <table:table-cell office:value-type="date" office:date-value="2025-02-27" calcext:value-type="date">
            <text:p>27/02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NE: LUZ DO MPAI QUEIMADA</text:p>
          </table:table-cell>
          <table:table-cell table:number-columns-repeated="1020"/>
        </table:table-row>
        <table:table-row table:style-name="ro1">
          <table:table-cell office:value-type="float" office:value="71020078" calcext:value-type="float">
            <text:p>71020078</text:p>
          </table:table-cell>
          <table:table-cell office:value-type="date" office:date-value="2025-02-27" calcext:value-type="date">
            <text:p>27/02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EALIZAR INSTALAÇÃO GPS CMA-3024 PN 100-601944-100 PROCEDENTE DO PPU. <text:s/>MOTIVO: DISPONIBILIZAR ANV. <text:s/>REFERÊNCIA: MMA 34-57-01-061.</text:p>
          </table:table-cell>
          <table:table-cell table:number-columns-repeated="1020"/>
        </table:table-row>
        <table:table-row table:style-name="ro1">
          <table:table-cell office:value-type="float" office:value="71020083" calcext:value-type="float">
            <text:p>71020083</text:p>
          </table:table-cell>
          <table:table-cell office:value-type="date" office:date-value="2025-02-27" calcext:value-type="date">
            <text:p>27/02/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LAR TRANSPONDER IFF PN 4698769B PROCEDENTE DO PPU. MOTIVO: ITEM REMOVIDO PARA PRONTIFICAR ANV 7202. REFERÊNCIA: MMA 34.</text:p>
          </table:table-cell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5:12:19.7472270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3T08:29:47.679936683</meta:creation-date>
    <dc:date>2025-03-06T15:13:45.120607819</dc:date>
    <meta:editing-duration>PT1H18M55S</meta:editing-duration>
    <meta:editing-cycles>32</meta:editing-cycles>
    <meta:generator>LibreOffice/6.4.7.2$Linux_X86_64 LibreOffice_project/40$Build-2</meta:generator>
    <meta:document-statistic meta:table-count="1" meta:cell-count="236" meta:object-count="0"/>
  </office:meta>
</office:document-meta>
</file>